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AR BERKLEY" svg:font-family="'AR BERKLEY'" style:font-pitch="variable"/>
    <style:font-face style:name="AR BONNIE" svg:font-family="'AR BONNIE'" style:font-pitch="variable"/>
    <style:font-face style:name="AR DESTINE" svg:font-family="'AR DESTINE'" style:font-pitch="variable"/>
    <style:font-face style:name="Alba Matter" svg:font-family="'Alba Matter'" style:font-pitch="variable"/>
    <style:font-face style:name="Alba Super" svg:font-family="'Alba Super'" style:font-pitch="variable"/>
    <style:font-face style:name="Ananda" svg:font-family="Ananda" style:font-pitch="variable"/>
    <style:font-face style:name="BellBottom.Laser" svg:font-family="BellBottom.Laser" style:font-pitch="variable"/>
    <style:font-face style:name="Big Old Boldy" svg:font-family="'Big Old Boldy'" style:font-pitch="variable"/>
    <style:font-face style:name="Dillanda Caligraphy Script Demo" svg:font-family="'Dillanda Caligraphy Script Demo'" style:font-pitch="variable"/>
    <style:font-face style:name="Komika Axis" svg:font-family="'Komika Axis'" style:font-pitch="variable"/>
    <style:font-face style:name="Kroftsmann" svg:font-family="Kroftsmann" style:font-pitch="variable"/>
    <style:font-face style:name="Smallville" svg:font-family="Smallville" style:font-pitch="variable"/>
    <style:font-face style:name="Urae Nium" svg:font-family="'Urae Nium'" style:font-pitch="variable"/>
    <style:font-face style:name="Algerian" svg:font-family="Algerian" style:font-family-generic="decorative" style:font-pitch="variable"/>
    <style:font-face style:name="Bauhaus 93" svg:font-family="'Bauhaus 93'" style:font-family-generic="decorative" style:font-pitch="variable"/>
    <style:font-face style:name="Broadway" svg:font-family="Broadway" style:font-family-generic="decorative" style:font-pitch="variable"/>
    <style:font-face style:name="Harlow Solid Italic" svg:font-family="'Harlow Solid Italic'" style:font-family-generic="decorative" style:font-pitch="variable"/>
    <style:font-face style:name="Heavy Heap" svg:font-family="'Heavy Heap'" style:font-family-generic="decorative" style:font-pitch="variable"/>
    <style:font-face style:name="Magneto" svg:font-family="Magneto" style:font-family-generic="decorative" style:font-pitch="variable"/>
    <style:font-face style:name="Niagara Solid" svg:font-family="'Niagara Solid'" style:font-family-generic="decorative" style:font-pitch="variable"/>
    <style:font-face style:name="Onyx" svg:font-family="Onyx" style:font-family-generic="decorative" style:font-pitch="variable"/>
    <style:font-face style:name="Showcard Gothic" svg:font-family="'Showcard Gothic'" style:font-family-generic="decorative" style:font-pitch="variable"/>
    <style:font-face style:name="Plug Nickel NF" svg:font-family="'Plug Nickel NF'" style:font-family-generic="modern" style:font-pitch="variable"/>
    <style:font-face style:name="Bell MT" svg:font-family="'Bell MT'" style:font-family-generic="roman" style:font-pitch="variable"/>
    <style:font-face style:name="Bernard MT Condensed" svg:font-family="'Bernard MT Condensed'" style:font-family-generic="roman" style:font-pitch="variable"/>
    <style:font-face style:name="Bodoni MT Poster Compressed" svg:font-family="'Bodoni MT Poster Compressed'" style:font-family-generic="roman" style:font-pitch="variable"/>
    <style:font-face style:name="Castellar" svg:font-family="Castellar" style:font-family-generic="roman" style:font-pitch="variable"/>
    <style:font-face style:name="Cooper Black" svg:font-family="'Cooper Black'" style:font-family-generic="roman" style:font-pitch="variable"/>
    <style:font-face style:name="Heavy Heap1" svg:font-family="'Heavy Heap'" style:font-family-generic="roman" style:font-pitch="variable"/>
    <style:font-face style:name="Liberation Serif" svg:font-family="'Liberation Serif'" style:font-family-generic="roman" style:font-pitch="variable"/>
    <style:font-face style:name="Rockwell Condensed" svg:font-family="'Rockwell Condensed'" style:font-family-generic="roman" style:font-pitch="variable"/>
    <style:font-face style:name="Rockwell Extra Bold" svg:font-family="'Rockwell Extra Bold'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Deftone Stylus" svg:font-family="'Deftone Stylus'" style:font-family-generic="script" style:font-pitch="variable"/>
    <style:font-face style:name="Forte" svg:font-family="Forte" style:font-family-generic="script" style:font-pitch="variable"/>
    <style:font-face style:name="Script MT Bold" svg:font-family="'Script MT Bold'" style:font-family-generic="script" style:font-pitch="variable"/>
    <style:font-face style:name="Agency FB" svg:font-family="'Agency FB'" style:font-family-generic="swiss" style:font-pitch="variable"/>
    <style:font-face style:name="Berlin Sans FB Demi" svg:font-family="'Berlin Sans FB Demi'" style:font-family-generic="swiss" style:font-pitch="variable"/>
    <style:font-face style:name="Copperplate Gothic Bold" svg:font-family="'Copperplate Gothic Bold'" style:font-family-generic="swiss" style:font-pitch="variable"/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omika Axis" fo:font-size="32pt" fo:language="en" fo:country="US" officeooo:rsid="001f7ae0" officeooo:paragraph-rsid="001f7ae0" style:font-size-asian="32pt" style:font-size-complex="32pt"/>
    </style:style>
    <style:style style:name="P2" style:family="paragraph" style:parent-style-name="Standard">
      <style:text-properties style:font-name="Komika Axis" fo:font-size="32pt" fo:language="en" fo:country="US" officeooo:rsid="001f7ae0" officeooo:paragraph-rsid="0027f5ca" style:font-size-asian="32pt" style:font-size-complex="32pt"/>
    </style:style>
    <style:style style:name="P3" style:family="paragraph" style:parent-style-name="Standard">
      <style:text-properties style:font-name="Dillanda Caligraphy Script Demo" fo:font-size="32pt" fo:language="en" fo:country="US" officeooo:rsid="001f7ae0" officeooo:paragraph-rsid="001f7ae0" style:font-size-asian="32pt" style:font-size-complex="32pt"/>
    </style:style>
    <style:style style:name="P4" style:family="paragraph" style:parent-style-name="Standard">
      <style:text-properties style:font-name="Dillanda Caligraphy Script Demo" fo:font-size="32pt" fo:language="en" fo:country="US" officeooo:rsid="00278b69" officeooo:paragraph-rsid="00278b69" style:font-size-asian="32pt" style:font-size-complex="32pt"/>
    </style:style>
    <style:style style:name="P5" style:family="paragraph" style:parent-style-name="Standard">
      <style:text-properties style:font-name="Deftone Stylus" fo:font-size="32pt" fo:language="en" fo:country="US" officeooo:rsid="00278b69" officeooo:paragraph-rsid="00278b69" style:font-size-asian="32pt" style:font-size-complex="32pt"/>
    </style:style>
    <style:style style:name="T1" style:family="text">
      <style:text-properties fo:language="bg" fo:country="BG" officeooo:rsid="00259ff2"/>
    </style:style>
    <style:style style:name="T2" style:family="text">
      <style:text-properties officeooo:rsid="00259ff2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style:font-name="Deftone Stylus" fo:font-size="54pt" officeooo:rsid="00278b69" style:font-size-asian="54pt" style:font-size-complex="5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op shop</text:p>
      <text:p text:style-name="P2"><text:span text:style-name="T4"><text:s/>Guru’s</text:span></text:p>
      <text:p text:style-name="P1"><text:s text:c="2"/>garage</text:p>
      <text:p text:style-name="P1"/>
      <text:p text:style-name="P3">Chop shop</text:p>
      <text:p text:style-name="P5">Guru’s</text:p>
      <text:p text:style-name="P4">Gar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AR BERKLEY" svg:font-family="'AR BERKLEY'" style:font-pitch="variable"/>
    <style:font-face style:name="AR BONNIE" svg:font-family="'AR BONNIE'" style:font-pitch="variable"/>
    <style:font-face style:name="AR DESTINE" svg:font-family="'AR DESTINE'" style:font-pitch="variable"/>
    <style:font-face style:name="Alba Matter" svg:font-family="'Alba Matter'" style:font-pitch="variable"/>
    <style:font-face style:name="Alba Super" svg:font-family="'Alba Super'" style:font-pitch="variable"/>
    <style:font-face style:name="Ananda" svg:font-family="Ananda" style:font-pitch="variable"/>
    <style:font-face style:name="BellBottom.Laser" svg:font-family="BellBottom.Laser" style:font-pitch="variable"/>
    <style:font-face style:name="Big Old Boldy" svg:font-family="'Big Old Boldy'" style:font-pitch="variable"/>
    <style:font-face style:name="Dillanda Caligraphy Script Demo" svg:font-family="'Dillanda Caligraphy Script Demo'" style:font-pitch="variable"/>
    <style:font-face style:name="Komika Axis" svg:font-family="'Komika Axis'" style:font-pitch="variable"/>
    <style:font-face style:name="Kroftsmann" svg:font-family="Kroftsmann" style:font-pitch="variable"/>
    <style:font-face style:name="Smallville" svg:font-family="Smallville" style:font-pitch="variable"/>
    <style:font-face style:name="Urae Nium" svg:font-family="'Urae Nium'" style:font-pitch="variable"/>
    <style:font-face style:name="Algerian" svg:font-family="Algerian" style:font-family-generic="decorative" style:font-pitch="variable"/>
    <style:font-face style:name="Bauhaus 93" svg:font-family="'Bauhaus 93'" style:font-family-generic="decorative" style:font-pitch="variable"/>
    <style:font-face style:name="Broadway" svg:font-family="Broadway" style:font-family-generic="decorative" style:font-pitch="variable"/>
    <style:font-face style:name="Harlow Solid Italic" svg:font-family="'Harlow Solid Italic'" style:font-family-generic="decorative" style:font-pitch="variable"/>
    <style:font-face style:name="Heavy Heap" svg:font-family="'Heavy Heap'" style:font-family-generic="decorative" style:font-pitch="variable"/>
    <style:font-face style:name="Magneto" svg:font-family="Magneto" style:font-family-generic="decorative" style:font-pitch="variable"/>
    <style:font-face style:name="Niagara Solid" svg:font-family="'Niagara Solid'" style:font-family-generic="decorative" style:font-pitch="variable"/>
    <style:font-face style:name="Onyx" svg:font-family="Onyx" style:font-family-generic="decorative" style:font-pitch="variable"/>
    <style:font-face style:name="Showcard Gothic" svg:font-family="'Showcard Gothic'" style:font-family-generic="decorative" style:font-pitch="variable"/>
    <style:font-face style:name="Plug Nickel NF" svg:font-family="'Plug Nickel NF'" style:font-family-generic="modern" style:font-pitch="variable"/>
    <style:font-face style:name="Bell MT" svg:font-family="'Bell MT'" style:font-family-generic="roman" style:font-pitch="variable"/>
    <style:font-face style:name="Bernard MT Condensed" svg:font-family="'Bernard MT Condensed'" style:font-family-generic="roman" style:font-pitch="variable"/>
    <style:font-face style:name="Bodoni MT Poster Compressed" svg:font-family="'Bodoni MT Poster Compressed'" style:font-family-generic="roman" style:font-pitch="variable"/>
    <style:font-face style:name="Castellar" svg:font-family="Castellar" style:font-family-generic="roman" style:font-pitch="variable"/>
    <style:font-face style:name="Cooper Black" svg:font-family="'Cooper Black'" style:font-family-generic="roman" style:font-pitch="variable"/>
    <style:font-face style:name="Heavy Heap1" svg:font-family="'Heavy Heap'" style:font-family-generic="roman" style:font-pitch="variable"/>
    <style:font-face style:name="Liberation Serif" svg:font-family="'Liberation Serif'" style:font-family-generic="roman" style:font-pitch="variable"/>
    <style:font-face style:name="Rockwell Condensed" svg:font-family="'Rockwell Condensed'" style:font-family-generic="roman" style:font-pitch="variable"/>
    <style:font-face style:name="Rockwell Extra Bold" svg:font-family="'Rockwell Extra Bold'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Deftone Stylus" svg:font-family="'Deftone Stylus'" style:font-family-generic="script" style:font-pitch="variable"/>
    <style:font-face style:name="Forte" svg:font-family="Forte" style:font-family-generic="script" style:font-pitch="variable"/>
    <style:font-face style:name="Script MT Bold" svg:font-family="'Script MT Bold'" style:font-family-generic="script" style:font-pitch="variable"/>
    <style:font-face style:name="Agency FB" svg:font-family="'Agency FB'" style:font-family-generic="swiss" style:font-pitch="variable"/>
    <style:font-face style:name="Berlin Sans FB Demi" svg:font-family="'Berlin Sans FB Demi'" style:font-family-generic="swiss" style:font-pitch="variable"/>
    <style:font-face style:name="Copperplate Gothic Bold" svg:font-family="'Copperplate Gothic Bold'" style:font-family-generic="swiss" style:font-pitch="variable"/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2:44.609000000</meta:creation-date>
    <dc:date>2018-07-11T13:50:40.073000000</dc:date>
    <meta:editing-duration>PT11M29S</meta:editing-duration>
    <meta:editing-cycles>2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6" meta:word-count="8" meta:character-count="45" meta:non-whitespace-character-count="40"/>
  </office:meta>
</office:document-meta>
</file>